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Thomas Hof</text:p>
      <text:p text:style-name="Standard">Webentwickler | Selbstgelernter Programmierer</text:p>
      <text:p text:style-name="Standard">📍 https://bytom.dev</text:p>
      <text:p text:style-name="Standard">📧 thomas.hof1984@gmail.com | 📞 +49 1522 8958094 | GitHub: https://github.com/floatingbug</text:p>
      <text:p text:style-name="Standard"/>
      <text:p text:style-name="Standard">Profil</text:p>
      <text:p text:style-name="Standard">Leidenschaftlicher, selbstgelernter Webentwickler mit Fachkenntnissen in Backend- und Frontend-Technologien.</text:p>
      <text:p text:style-name="Standard">Erfahren im Aufbau moderner Webanwendungen mit JavaScript-Frameworks und Backend-Technologien.</text:p>
      <text:p text:style-name="Standard">Geübt in Netzwerken, Serververwaltung und Bereitstellung mit Docker und Nginx.</text:p>
      <text:p text:style-name="Standard">Immer bereit, zu lernen, Probleme zu lösen und neue Herausforderungen anzugehen.</text:p>
      <text:p text:style-name="Standard"/>
      <text:p text:style-name="Standard">Fähigkeiten &amp; Technologien</text:p>
      <text:p text:style-name="Standard">- Frontend: Vue.js, JavaScript, HTML, CSS</text:p>
      <text:p text:style-name="Standard">- Backend: Node.js, Express.js, MongoDB</text:p>
      <text:p text:style-name="Standard">- DevOps &amp; Netzwerke: Docker, Nginx, Git, Netzwerkprotokolle</text:p>
      <text:p text:style-name="Standard">- Weitere: REST-APIs, Web-Sicherheit, Linux-Server-Verwaltung</text:p>
      <text:p text:style-name="Standard"/>
      <text:p text:style-name="Standard">Projekte &amp; Portfolio</text:p>
      <text:p text:style-name="Standard">🌐 Portfolio: https://bytom.dev</text:p>
      <text:p text:style-name="Standard">🐙 GitHub: https://github.com/floatingbug</text:p>
      <text:p text:style-name="Standard"/>
      <text:p text:style-name="Standard">Sprachen</text:p>
      <text:p text:style-name="Standard">- Deutsch – Muttersprache</text:p>
      <text:p text:style-name="Standard">- Englisch – Mittelstufe / Fortgeschritten</text:p>
      <text:p text:style-name="Standard"/>
      <text:p text:style-name="Standard">Verfügbarkeit für Arbeit (Optional)</text:p>
      <text:p text:style-name="Standard">✔️ Verfügbar für freiberufliche und Vertragsprojekte</text:p>
      <text:p text:style-name="Standard">✔️ Offen für Remote-Arbeitsmöglichkeiten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Cantarell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Cantarell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  <dc:date>2025-04-26T10:34:03.603658792</dc:date>
    <meta:editing-duration>PT1M40S</meta:editing-duration>
    <meta:editing-cycles>1</meta:editing-cycles>
    <meta:document-statistic meta:table-count="0" meta:image-count="0" meta:object-count="0" meta:page-count="1" meta:paragraph-count="23" meta:word-count="117" meta:character-count="1045" meta:non-whitespace-character-count="949"/>
  </office:meta>
</office:document-meta>
</file>